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5?</text:p>
      <text:p text:style-name="P2">Month<text:tab/><text:tab/><text:tab/><text:tab/><text:tab/><text:tab/></text:p>
      <text:p text:style-name="P2">Year<text:tab/><text:tab/><text:tab/><text:tab/><text:tab/><text:tab/>1895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6"/>
      <text:p text:style-name="P6">[Front Cover]</text:p>
      <text:p text:style-name="P8">95/</text:p>
      <text:p text:style-name="P7">On Parashat Chay<text:span text:style-name="T2">é</text:span><text:span text:style-name="T3"> Sarah/</text:span></text:p>
      <text:p text:style-name="P7"><text:span text:style-name="T3">[Hebrew]/</text:span></text:p>
      <text:p text:style-name="P7"><text:span text:style-name="T3"/></text:p>
      <text:p text:style-name="P6"><text:span text:style-name="T3">[Page 1]</text:span></text:p>
      <text:p text:style-name="P6"><text:span text:style-name="T3">Brethren. <text:s/>Let no one imagine that my utter-/-ances proceed from ill-will or prejudice. <text:s/>I declare that/ I entertain no unkind feelings towards the rest of/ the world, who differs from my people on doctrin-/-al points. <text:s/>Views which I may, at times, have/ advanced during my ministration in the present capa-/-city, may have seemed to some a contradiction of the/ assertion which I make this moment, but I say it/ in all sincerity; I am fraternally disposed to-/-wards every creature, who bears the impress of the/ One Sovereign Creator. <text:s/>It should be re-/-membered, however, that I have a mission to per-/form, and I understand that mission to be the/ elevation of Judaism. <text:s/>Hear me then. <text:s/>An/ error is held among all classes, which, like many errors/ that have become inveterate, it is extremely difficult to/ root out. <text:s/>If the error existed only among non-/Israelites, I might abstain altogether from attending/ to it, for my voice does not reach further than the/ Synagogue. <text:s/>It is universally known that Christ-/-ians imbibe </text:span><text:soft-page-break/><text:span text:style-name="T3">very early in life the idea that the creed by/ which they swear is spiritually superior to any other./</text:span></text:p>
      <text:p text:style-name="P6"><text:span text:style-name="T3"/></text:p>
      <text:p text:style-name="P6"><text:span text:style-name="T3">[Page 2]</text:span></text:p>
      <text:p text:style-name="P6"><text:span text:style-name="T3">To convince them against a notion, grown with their/ growth would be more than an Israelite can anticipate./ <text:s/>But the error is held by some who share with me/ descent and we would suppose principles also./ <text:s/>The error is discussed by them with the confidence ari-/-sing from a full persuasion that it is not a mis-/-apprehension but a fact. <text:s/>Now in reading the/ section of this Sabbath, I was forcibly reminded of the/ injustice done to Judaism, even by persons who ought/ to understand it rightly and be ready to rebut argu-/-ments prejudicial to it. <text:s/>Yet, it is not unusual/ to hear Jews, and especially Jewesses, assert that the/ laws which govern us tend to lower the standing of/ women born in Israel; that, according to our books, wo-/-man has no value save as a kitchen drudge or a parlor/ sport. <text:s/>In contrast with that, the praises of the re-/-ligion of the man of Nazareth are sounded, for having/ liberated woman; for having delivered her from a moral/ bondage and raised her to equality in every respect/ with man. <text:s/>No clearer wrong can be committed/ than that of identifying Judaism with woman's/ enslavement, and crediting Christianity with woman's/ emancipation. <text:s/>I am perfectly aware that current/ literature has contributed immeasurably to the spreading/ </text:span></text:p>
      <text:p text:style-name="P6"><text:span text:style-name="T3"/></text:p>
      <text:p text:style-name="P6"><text:span text:style-name="T3">[Page 3]</text:span></text:p>
      <text:p text:style-name="P6"><text:span text:style-name="T3">of that huge blunder, so that few stop to con-/-sider, whether an idea so very general is a reality,/ or a mere fiction. <text:s/>I was cut to the quick; deeply/ mortified by a recent criticism, which would create/ the impression that Jewish women in Mendelssohn's/ time embraced the dominant belief because our belief/ ostracized them. <text:s/>"Shades of our Moses III; our philoso-/-pher, our expositor, our defender! <text:s/>Rise not enwrapped/ in shame but clothed in honor. <text:s/>Silence the detractors. <text:s/>Tell/ that neither thy example, nor the teachings which thou didst/ promulgate led Henrietta Herz, Rachel Levin, and also thy/ own Henrietta and Dorethea and Recha away from the/ synagogue which thy life and writings have illustrated."/ <text:s/>No, my brethren, it was an irresistible ambition to shine,/ while oppression kept the Jew and Jewess forcibly in/ obscurity, that counselled[sic!] the awful sin. <text:s/>It was a/ spirit of worldliness that prompted Abraham Men-/-delssohn to encourage his children to join the reli-/-gion of the majority, which he described as that repre-/senting modern civilization. <text:s/>I open Moses/ Mendelssohn's most erudite introduction to his famous/ Pentateuch and read the following:/</text:span></text:p>
      <text:p text:style-name="P6"><text:span text:style-name="T3"/></text:p>
      <text:p text:style-name="P6"><text:span text:style-name="T3">[Page 4]</text:span></text:p>
      <text:p text:style-name="P6"><text:span text:style-name="T3">"The Lord brought to my acquaintance Solomon [?]./ <text:s/>Him I charged to instruct one hour every day in/ the construction of the Hebrew language the only son/ I had then been left. <text:s/>May God strengthen that child/ that he may fear and worship his holy name." <text:s/>No,/ it was not Mendelssohn's surroundings and the religion/ he represented and sought to eternize, that robbed us/ of many. <text:s/>Antisemitism, which like the hydra has/ raised its monstrous head again and again in Germany,/ was the foul seducer. <text:s/>Now, I will not dispute/ that peoples who are positively or nominally Christ-/-ians have a right to claim a large share in modern/ civilization, but I deny that it is due to the faith, in/ which they were born. <text:s/>History protests against that/ untenable assertion. <text:s/>Civilization, as far as it goes,/ is the product of the press, the steam engine, the/ telegraph; it is the result of a closer intercourse among the/ nations of the earth. <text:s/>Practical science is a true civilizer./ <text:s/>Edison is a promoter of civilization. <text:s/>Not Popes, not/ cardinals and bishops. <text:s/>Confining myself to the/ point from which I started, I insist that the/ New Testament, instead of improving upon the old, has/ lowered woman from the height in which our Bible has placed her./</text:span></text:p>
      <text:p text:style-name="P6"><text:span text:style-name="T3"/></text:p>
      <text:p text:style-name="P6"><text:span text:style-name="T3">[Page 5]</text:span></text:p>
      <text:p text:style-name="P6"><text:span text:style-name="T3">Read what Saul of Tarsus, called St Paul, writes, and/ if you find me at fault, I shall publicly retract./ <text:s/>That apostle, who enjoys unlimited authority in the/ church, who is indeed the real builder of the Church,/ in the course of his first letter to the Corintheans[sic!], asks/ that woman should always appear </text:span><text:soft-page-break/><text:span text:style-name="T3">with her head/ covered, or, as the newly revised version puts it, veiled,/ in acknowledgment of her humbleness and her subordinate/ position to man. <text:s/>He further demands of woman/ not to be heard in the worship, resting satisfied to/ listen and seeking instruction at home from her hus-/-band. <text:s/>Addressing Timothy, on[sic!] of his disciples, Paul,/ after having given some sensible directions to the women/ of his age how to dress when in a house of prayer,/ he repeats the same rule, as above, more emphatically/ and recommends that women should remain silent in the/ service and never be allowed to teach. <text:s/>My hearers/ know that owing to those rules, showing man's superiority,/ a maiden in the hour of marriage promises "to honor and/ obey" her husband. <text:s/>Contrast now Paul with/ Moses and the prophets. <text:s/>Notice the privileges which the/ women of Israel enjoyed, not alone to sing loudly and unin-/-cumbered[sic!] by veils as our Miriam did on the safe shore of the/ Red Sea, and to pray like our Hannah before Eli the priest in the/</text:span></text:p>
      <text:p text:style-name="P6"><text:span text:style-name="T3"/></text:p>
      <text:p text:style-name="P6"><text:span text:style-name="T3">[Page 6]</text:span></text:p>
      <text:p text:style-name="P6"><text:span text:style-name="T3">Tabernacle at Shiloh, but to judge and poetize like/ our Deborah, to admonish and advise a crowned head,/ like our Huldah, and then say which of the two/ religions elevated and which lowered woman. <text:s/>I will/ grant that the first pages of the Pentateuch, in pre-/-dicting the effects of Adam and Eve's expulsion from Eden,/ intimate the dependence of the wife on her husband, but in/ doing so, Holy Writ simply defines the mutual relations/ resulting from a marriage state. <text:s/>It does not mean/ to command obedience--a pledge which a woman in Israel/ never gives to the man of her preference. <text:s/>For, with us the/ matrimonial bond is not a bondage, but a </text:span><text:span text:style-name="T4">Kiddushin</text:span><text:span text:style-name="T5">,/ "a sanctification," the hallowing of the lies of those who/ contract it; or, as the Talmud more expressively terms/ it, </text:span><text:span text:style-name="T4">Yoma de Hillula</text:span><text:span text:style-name="T5"> "a day of thanksgiving", when/ two beings will jointly endeavour to further the design/ of the Creator, building up homes on virtue, so that the/ aggregate of such homes may render society morally/ sound. <text:s/>To learn how beautifully this principle/ is illustrated in the Old Testament, one needs only open/ the book of Proverbs. <text:s/>For, there wisdom, industry, chastity,/ are invariably typified by the female sex. <text:s/>I may be/ told that though I should be able to defend the Hebrew/</text:span></text:p>
      <text:p text:style-name="P6"><text:span text:style-name="T5"/></text:p>
      <text:p text:style-name="P6"><text:span text:style-name="T5">[Page 7]</text:span></text:p>
      <text:p text:style-name="P6"><text:span text:style-name="T5">Scriptures from the charge of having degraded woman, I would/ find myself at a loss to free the Rabbis from that accusa-/-tion. <text:s/>Accordingly, I might be compelled to face scattered/ sentences in the Jerusalem and Babylonian Talmud, reflecting/ on woman. <text:s/>A benediction, embodied in our ritual, might/ be cast into my teeth, and, heaven knows, what more might/ be quoted to terrify me into a detraction. <text:s/>Yet, I am bold/ enough to declare that I could cite from the same volumes/ as many sentences to the exaltation of woman; utterances/ describing her origin of domestic prosperity and of com-/-munal success. <text:s/>And I could moreover prove that the/ benediction so greatly condemned for thanking the Lord/ at not having been created a woman, does not imply/ the least disparagement; that it is simply and exclu-/-sively an acknowledgment of man's capacities to per-/form more and heavier duties than the weaker sex. <text:s/>England/ which is no more what it was, regarding her Jewish inhabit-/-ants, in the days of my youth, when I sojourned there for/ a time, tried in vain to compel the Chief Rabbi to declare/ that benediction an insult, by erasing it from the liturgy./ <text:s/>He resisted the pressure asserting with positiveness that/ no offence[sic!] to the Jewess was intended by Rabbi Meir, the/ author thereof, the husband of the good and learned Beruria./ <text:s/>But not to engage in a lengthy discussion, I shall submit/</text:span></text:p>
      <text:p text:style-name="P6"><text:span text:style-name="T5"/></text:p>
      <text:p text:style-name="P6"><text:span text:style-name="T5">[Page 8]</text:span></text:p>
      <text:p text:style-name="P6"><text:span text:style-name="T5">to the attention of my hearers simply a few remarks/ connected with incidents in our Parashah, elucidating the/ point which I have advanced. <text:s/>Sarah had died, whether/ from the shock of having suddenly received the news of/ the thrilling scene on mount Moriah, as some of the Sages/ allege, or from other causes, it is immaterial. <text:s/>What interests/ me now is the deep affection of the patriarch, exhibited/ alike in words and actions. <text:s/>He mourned for the wife/ who had followed him, when he had </text:span><text:soft-page-break/><text:span text:style-name="T5">quitted home and kind-/-red, bent upon a heavenly mission. <text:s/>He wept over the/ devoted mother of his Isaac, but controlling his grief with/ mealiness, he looked for such a burial of Sarah, as might afford/ him a melancholy satisfaction. <text:s/>He would buy at whatever cost/ a separate spot, which he might visit and bedew with his/ tears. <text:s/>He could have accepted a generous offer and have/ had Sarah interred inexpensively among the Hittites, but he/ declined that token of respect. <text:s/>Of what value were his/ shekels of silvers or gold, in comparison with the woman/ he had now lost? <text:s/>His own dead one, as he repeatedly called/ her, her whom he longed to honor in her grave; the che-/-rished one he had loved and esteemed in his home?/</text:span></text:p>
      <text:p text:style-name="P6"><text:span text:style-name="T5">Let us now change scene. <text:s/>Eliezer the unselfish servant,/ the noble steward, has succeed in his errand./</text:span></text:p>
      <text:p text:style-name="P6"><text:span text:style-name="T5"/></text:p>
      <text:p text:style-name="P6"><text:span text:style-name="T5">[Page 9]</text:span></text:p>
      <text:p text:style-name="P6"><text:span text:style-name="T5">Rebecca is to become the wife of his master's son. <text:s/>The/ bride elect and the expectant groom meet. <text:s/>He takes/ her to his mother's tent, weds her, loves her and the/ sorrow stricken son finds in conjugal devotion, com-/-fort for the irreparable loss of her that gave him/ birth. <text:s/>How expressive the Hebrew sentence in its/ simplicity, how true to nature, and how illustrative/ of the religion that teaches its votaries to </text:span><text:span text:style-name="T6">respect</text:span><text:span text:style-name="T5"> value/ woman as man's equal, to pay her respect above/ man's self. <text:s/>[Hebrew] <text:s/>A wide spread/ dispersion; a long residence among innumerable nationalities of/ different grades of civilization may have given rise in our/ midst to feelings and practices that ill-accord with the his-/-tory of our Bible, but such usages, where they exist, are/ of foreign origin--unJewish. <text:s/>Laws which the legis/-lation of peoples, among the most enlightened of our/ days still retain, never stained our statute book. <text:s/>The/ whipping post was not resorted to in Judea even against/ a scold, and a shrew, as in Great Britain not many centuries/ ago. <text:s/>I cannot dismiss a subject interesting/ to me, without relating a significant legend. <text:s/>Says the/ Midrash. <text:s/>While Sarah lived a celestial shade overspread/ her tent; the bread she prepared for the family table never grew/ sour; the doors of her dwelling remained widely open, and/</text:span></text:p>
      <text:p text:style-name="P6"><text:span text:style-name="T5"/></text:p>
      <text:p text:style-name="P6"><text:span text:style-name="T5">[Page 10]</text:span></text:p>
      <text:p text:style-name="P6"><text:span text:style-name="T5">and[sic!] a light kept perpetually bright. <text:s/>After/ Sarah departed, all had altered. <text:s/>For three years/ Isaac lamented the change in the parental home./ <text:s/>But soon did things resume their former aspects./ <text:s/>Rebecca came; her husband beheld again what he was/ wont to see in Sarah's time "And Isaac was comforted/ after his mother's death." <text:s/>You understand it./ <text:s/>Woman's blessed influence was felt. <text:s/>Industry and con-/-tentment met, charity and pleasure kissed one another/ in the home of the righteous. <text:s/>Let those who charge/ the Hebrew scriptures with the sin of woman's enslave-/-ment and who rail at the Rabbis, ponder on what/ I have said, and judge between the laws of my people/ and the Testament of our detractor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8T14:34:05.56</meta:creation-date>
    <dc:date>2012-04-18T15:22:35.18</dc:date>
    <dc:creator>Penn Libraries</dc:creator>
    <meta:editing-duration>PT00H12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9" meta:word-count="2242" meta:character-count="13695"/>
  </office:meta>
</office:document-meta>
</file>